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P46" style:family="paragraph" style:parent-style-name="Standard">
      <style:text-properties officeooo:rsid="00a8b3be" officeooo:paragraph-rsid="00a8b3be"/>
    </style:style>
    <style:style style:name="P47" style:family="paragraph" style:parent-style-name="Standard">
      <style:text-properties officeooo:rsid="00ae7326" officeooo:paragraph-rsid="00ae7326"/>
    </style:style>
    <style:style style:name="P48" style:family="paragraph" style:parent-style-name="Standard">
      <style:text-properties officeooo:rsid="00b18507" officeooo:paragraph-rsid="00b18507"/>
    </style:style>
    <style:style style:name="P49" style:family="paragraph" style:parent-style-name="Standard">
      <style:text-properties officeooo:rsid="00b81ef1" officeooo:paragraph-rsid="00b81ef1"/>
    </style:style>
    <style:style style:name="P50" style:family="paragraph" style:parent-style-name="Standard">
      <style:text-properties officeooo:rsid="00be1d8d" officeooo:paragraph-rsid="00be1d8d"/>
    </style:style>
    <style:style style:name="P51" style:family="paragraph" style:parent-style-name="Standard">
      <style:text-properties fo:font-weight="bold" officeooo:rsid="00c5a0af" officeooo:paragraph-rsid="00c5a0af" style:font-weight-asian="bold" style:font-weight-complex="bold"/>
    </style:style>
    <style:style style:name="P52" style:family="paragraph" style:parent-style-name="Standard">
      <style:text-properties fo:font-weight="bold" officeooo:rsid="00e3dc94" officeooo:paragraph-rsid="00e3dc94" style:font-weight-asian="bold" style:font-weight-complex="bold"/>
    </style:style>
    <style:style style:name="P53" style:family="paragraph" style:parent-style-name="Standard">
      <style:text-properties fo:font-weight="bold" officeooo:rsid="00e870bc" officeooo:paragraph-rsid="00e870bc" style:font-weight-asian="bold" style:font-weight-complex="bold"/>
    </style:style>
    <style:style style:name="P54" style:family="paragraph" style:parent-style-name="Standard">
      <style:text-properties officeooo:rsid="00cd87f7" officeooo:paragraph-rsid="00cd87f7"/>
    </style:style>
    <style:style style:name="P55" style:family="paragraph" style:parent-style-name="Standard">
      <style:text-properties officeooo:rsid="00d0e599" officeooo:paragraph-rsid="00d0e599"/>
    </style:style>
    <style:style style:name="P56" style:family="paragraph" style:parent-style-name="Standard">
      <style:text-properties officeooo:rsid="00d4faec" officeooo:paragraph-rsid="00d4faec"/>
    </style:style>
    <style:style style:name="P57" style:family="paragraph" style:parent-style-name="Standard">
      <style:text-properties officeooo:rsid="00d5e876" officeooo:paragraph-rsid="00d5e876"/>
    </style:style>
    <style:style style:name="P58" style:family="paragraph" style:parent-style-name="Standard">
      <style:text-properties officeooo:rsid="00d78eec" officeooo:paragraph-rsid="00d78eec"/>
    </style:style>
    <style:style style:name="P59" style:family="paragraph" style:parent-style-name="Standard">
      <style:text-properties officeooo:rsid="00d78eec" officeooo:paragraph-rsid="00f4dfd0"/>
    </style:style>
    <style:style style:name="P60" style:family="paragraph" style:parent-style-name="Standard">
      <style:text-properties officeooo:rsid="00d78eec" officeooo:paragraph-rsid="00fa458c"/>
    </style:style>
    <style:style style:name="P61" style:family="paragraph" style:parent-style-name="Standard">
      <style:text-properties fo:font-weight="normal" officeooo:rsid="00ccdca3" officeooo:paragraph-rsid="00ccdca3" style:font-weight-asian="normal" style:font-weight-complex="normal"/>
    </style:style>
    <style:style style:name="P62" style:family="paragraph" style:parent-style-name="Standard">
      <style:text-properties officeooo:rsid="00dece8a" officeooo:paragraph-rsid="00dece8a"/>
    </style:style>
    <style:style style:name="P63" style:family="paragraph" style:parent-style-name="Standard">
      <style:text-properties officeooo:rsid="00e07ba4" officeooo:paragraph-rsid="00e07ba4"/>
    </style:style>
    <style:style style:name="P64" style:family="paragraph" style:parent-style-name="Standard">
      <style:text-properties officeooo:rsid="00e38a35" officeooo:paragraph-rsid="00e38a35"/>
    </style:style>
    <style:style style:name="P65" style:family="paragraph" style:parent-style-name="Standard">
      <style:text-properties officeooo:rsid="00e3dc94" officeooo:paragraph-rsid="00e3dc94"/>
    </style:style>
    <style:style style:name="P66" style:family="paragraph" style:parent-style-name="Standard">
      <style:text-properties officeooo:rsid="00f0338e" officeooo:paragraph-rsid="00d78eec"/>
    </style:style>
    <style:style style:name="P67" style:family="paragraph" style:parent-style-name="Standard">
      <style:text-properties officeooo:rsid="00f205ef" officeooo:paragraph-rsid="00f205ef"/>
    </style:style>
    <style:style style:name="P68" style:family="paragraph" style:parent-style-name="Standard">
      <style:text-properties officeooo:rsid="00fb10a5" officeooo:paragraph-rsid="00fb10a5"/>
    </style:style>
    <style:style style:name="P69" style:family="paragraph" style:parent-style-name="Standard">
      <style:text-properties officeooo:rsid="0100df1e" officeooo:paragraph-rsid="0100df1e"/>
    </style:style>
    <style:style style:name="P70" style:family="paragraph" style:parent-style-name="Standard">
      <style:text-properties officeooo:rsid="01011b8d" officeooo:paragraph-rsid="01011b8d"/>
    </style:style>
    <style:style style:name="P71" style:family="paragraph" style:parent-style-name="Standard">
      <style:text-properties officeooo:rsid="0108f117" officeooo:paragraph-rsid="0108f117"/>
    </style:style>
    <style:style style:name="P72" style:family="paragraph" style:parent-style-name="Standard">
      <style:text-properties officeooo:rsid="010a872f" officeooo:paragraph-rsid="010a872f"/>
    </style:style>
    <style:style style:name="P73" style:family="paragraph" style:parent-style-name="Standard">
      <style:text-properties officeooo:rsid="01107ffb" officeooo:paragraph-rsid="01107ffb"/>
    </style:style>
    <style:style style:name="P74" style:family="paragraph" style:parent-style-name="Standard">
      <style:text-properties officeooo:rsid="0113c8d7" officeooo:paragraph-rsid="0113c8d7"/>
    </style:style>
    <style:style style:name="P75" style:family="paragraph" style:parent-style-name="Standard">
      <style:text-properties officeooo:rsid="01153291" officeooo:paragraph-rsid="01153291"/>
    </style:style>
    <style:style style:name="P76" style:family="paragraph" style:parent-style-name="Standard">
      <style:text-properties officeooo:rsid="011a6807" officeooo:paragraph-rsid="011a6807"/>
    </style:style>
    <style:style style:name="P77" style:family="paragraph" style:parent-style-name="Standard">
      <style:text-properties officeooo:rsid="012246b1" officeooo:paragraph-rsid="012246b1"/>
    </style:style>
    <style:style style:name="P78" style:family="paragraph" style:parent-style-name="Standard">
      <style:text-properties officeooo:rsid="012455b0" officeooo:paragraph-rsid="012455b0"/>
    </style:style>
    <style:style style:name="P79" style:family="paragraph" style:parent-style-name="Standard">
      <style:text-properties officeooo:rsid="0124693b" officeooo:paragraph-rsid="0124693b"/>
    </style:style>
    <style:style style:name="P80" style:family="paragraph" style:parent-style-name="Standard">
      <style:text-properties officeooo:rsid="0124693b" officeooo:paragraph-rsid="0125ea1e"/>
    </style:style>
    <style:style style:name="P81" style:family="paragraph" style:parent-style-name="Standard">
      <style:text-properties officeooo:rsid="0124693b" officeooo:paragraph-rsid="012672e1"/>
    </style:style>
    <style:style style:name="P82" style:family="paragraph" style:parent-style-name="Standard">
      <style:text-properties officeooo:rsid="0127e183" officeooo:paragraph-rsid="0127e183"/>
    </style:style>
    <style:style style:name="P83" style:family="paragraph" style:parent-style-name="Standard">
      <style:text-properties officeooo:rsid="01284be1" officeooo:paragraph-rsid="01284be1"/>
    </style:style>
    <style:style style:name="P84" style:family="paragraph" style:parent-style-name="Standard">
      <style:text-properties officeooo:rsid="012d4677" officeooo:paragraph-rsid="012d4677"/>
    </style:style>
    <style:style style:name="P85" style:family="paragraph" style:parent-style-name="Standard">
      <style:text-properties officeooo:paragraph-rsid="012d4677"/>
    </style:style>
    <style:style style:name="P86" style:family="paragraph" style:parent-style-name="Standard">
      <style:text-properties officeooo:rsid="012e935e" officeooo:paragraph-rsid="012e935e"/>
    </style:style>
    <style:style style:name="P87" style:family="paragraph" style:parent-style-name="Standard">
      <style:text-properties officeooo:rsid="0130a157" officeooo:paragraph-rsid="0130a157"/>
    </style:style>
    <style:style style:name="P88" style:family="paragraph" style:parent-style-name="Standard">
      <style:text-properties officeooo:rsid="0130a157" officeooo:paragraph-rsid="0132c2d6"/>
    </style:style>
    <style:style style:name="P89" style:family="paragraph" style:parent-style-name="Standard">
      <style:text-properties officeooo:rsid="0133c6d2" officeooo:paragraph-rsid="0133c6d2"/>
    </style:style>
    <style:style style:name="P90" style:family="paragraph" style:parent-style-name="Standard">
      <style:text-properties fo:font-weight="bold" officeooo:rsid="011a6807" officeooo:paragraph-rsid="011a6807" style:font-weight-asian="bold" style:font-weight-complex="bold"/>
    </style:style>
    <style:style style:name="P91" style:family="paragraph" style:parent-style-name="Standard">
      <style:text-properties officeooo:rsid="01379611" officeooo:paragraph-rsid="01379611"/>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style:style style:name="T60" style:family="text">
      <style:text-properties officeooo:rsid="00a4f1e8"/>
    </style:style>
    <style:style style:name="T61" style:family="text">
      <style:text-properties officeooo:rsid="00a698e7"/>
    </style:style>
    <style:style style:name="T62" style:family="text">
      <style:text-properties officeooo:rsid="00a81f6a"/>
    </style:style>
    <style:style style:name="T63" style:family="text">
      <style:text-properties officeooo:rsid="00a95766"/>
    </style:style>
    <style:style style:name="T64" style:family="text">
      <style:text-properties officeooo:rsid="00ab1d60"/>
    </style:style>
    <style:style style:name="T65" style:family="text">
      <style:text-properties officeooo:rsid="00ac53c3"/>
    </style:style>
    <style:style style:name="T66" style:family="text">
      <style:text-properties officeooo:rsid="00add00b"/>
    </style:style>
    <style:style style:name="T67" style:family="text">
      <style:text-properties officeooo:rsid="00b02023"/>
    </style:style>
    <style:style style:name="T68" style:family="text">
      <style:text-properties officeooo:rsid="00b19d5d"/>
    </style:style>
    <style:style style:name="T69" style:family="text">
      <style:text-properties officeooo:rsid="00b3b1ab"/>
    </style:style>
    <style:style style:name="T70" style:family="text">
      <style:text-properties officeooo:rsid="00b3f532"/>
    </style:style>
    <style:style style:name="T71" style:family="text">
      <style:text-properties officeooo:rsid="00b56d13"/>
    </style:style>
    <style:style style:name="T72" style:family="text">
      <style:text-properties officeooo:rsid="00b73730"/>
    </style:style>
    <style:style style:name="T73" style:family="text">
      <style:text-properties officeooo:rsid="00b9dcec"/>
    </style:style>
    <style:style style:name="T74" style:family="text">
      <style:text-properties officeooo:rsid="00bb48b0"/>
    </style:style>
    <style:style style:name="T75" style:family="text">
      <style:text-properties officeooo:rsid="00bb7b81"/>
    </style:style>
    <style:style style:name="T76" style:family="text">
      <style:text-properties officeooo:rsid="00beb4b3"/>
    </style:style>
    <style:style style:name="T77" style:family="text">
      <style:text-properties officeooo:rsid="00bf72dc"/>
    </style:style>
    <style:style style:name="T78" style:family="text">
      <style:text-properties officeooo:rsid="00bff668"/>
    </style:style>
    <style:style style:name="T79" style:family="text">
      <style:text-properties officeooo:rsid="00c12567"/>
    </style:style>
    <style:style style:name="T80" style:family="text">
      <style:text-properties officeooo:rsid="00c2faaa"/>
    </style:style>
    <style:style style:name="T81" style:family="text">
      <style:text-properties officeooo:rsid="00c45e24"/>
    </style:style>
    <style:style style:name="T82" style:family="text">
      <style:text-properties officeooo:rsid="00c7135b"/>
    </style:style>
    <style:style style:name="T83" style:family="text">
      <style:text-properties officeooo:rsid="00c8d527"/>
    </style:style>
    <style:style style:name="T84" style:family="text">
      <style:text-properties officeooo:rsid="00c9d7fc"/>
    </style:style>
    <style:style style:name="T85" style:family="text">
      <style:text-properties fo:font-weight="normal" style:font-weight-asian="normal" style:font-weight-complex="normal"/>
    </style:style>
    <style:style style:name="T86" style:family="text">
      <style:text-properties fo:font-weight="normal" officeooo:rsid="00e9dcf3" style:font-weight-asian="normal" style:font-weight-complex="normal"/>
    </style:style>
    <style:style style:name="T87" style:family="text">
      <style:text-properties fo:font-weight="normal" officeooo:rsid="00eb6e5d" style:font-weight-asian="normal" style:font-weight-complex="normal"/>
    </style:style>
    <style:style style:name="T88" style:family="text">
      <style:text-properties fo:font-weight="normal" officeooo:rsid="0134d26c" style:font-weight-asian="normal" style:font-weight-complex="normal"/>
    </style:style>
    <style:style style:name="T89" style:family="text">
      <style:text-properties officeooo:rsid="00cefc31"/>
    </style:style>
    <style:style style:name="T90" style:family="text">
      <style:text-properties officeooo:rsid="00d0e599"/>
    </style:style>
    <style:style style:name="T91" style:family="text">
      <style:text-properties officeooo:rsid="00d12b85"/>
    </style:style>
    <style:style style:name="T92" style:family="text">
      <style:text-properties officeooo:rsid="00d250d7"/>
    </style:style>
    <style:style style:name="T93" style:family="text">
      <style:text-properties officeooo:rsid="00d30791"/>
    </style:style>
    <style:style style:name="T94" style:family="text">
      <style:text-properties fo:font-weight="bold" style:font-weight-asian="bold" style:font-weight-complex="bold"/>
    </style:style>
    <style:style style:name="T95" style:family="text">
      <style:text-properties fo:font-weight="bold" officeooo:rsid="012672e1" style:font-weight-asian="bold" style:font-weight-complex="bold"/>
    </style:style>
    <style:style style:name="T96" style:family="text">
      <style:text-properties fo:font-weight="bold" officeooo:rsid="0133c6d2" style:font-weight-asian="bold" style:font-weight-complex="bold"/>
    </style:style>
    <style:style style:name="T97" style:family="text">
      <style:text-properties fo:font-weight="bold" officeooo:rsid="01379611" style:font-weight-asian="bold" style:font-weight-complex="bold"/>
    </style:style>
    <style:style style:name="T98" style:family="text">
      <style:text-properties officeooo:rsid="00e23432"/>
    </style:style>
    <style:style style:name="T99" style:family="text">
      <style:text-properties officeooo:rsid="00fedfb4"/>
    </style:style>
    <style:style style:name="T100" style:family="text">
      <style:text-properties officeooo:rsid="0102e637"/>
    </style:style>
    <style:style style:name="T101" style:family="text">
      <style:text-properties officeooo:rsid="010497f9"/>
    </style:style>
    <style:style style:name="T102" style:family="text">
      <style:text-properties officeooo:rsid="01068626"/>
    </style:style>
    <style:style style:name="T103" style:family="text">
      <style:text-properties officeooo:rsid="010b06e5"/>
    </style:style>
    <style:style style:name="T104" style:family="text">
      <style:text-properties officeooo:rsid="010cc73f"/>
    </style:style>
    <style:style style:name="T105" style:family="text">
      <style:text-properties officeooo:rsid="010d8c0a"/>
    </style:style>
    <style:style style:name="T106" style:family="text">
      <style:text-properties officeooo:rsid="01106a66"/>
    </style:style>
    <style:style style:name="T107" style:family="text">
      <style:text-properties officeooo:rsid="0110832f"/>
    </style:style>
    <style:style style:name="T108" style:family="text">
      <style:text-properties officeooo:rsid="01125ba1"/>
    </style:style>
    <style:style style:name="T109" style:family="text">
      <style:text-properties officeooo:rsid="01140694"/>
    </style:style>
    <style:style style:name="T110" style:family="text">
      <style:text-properties officeooo:rsid="0116a040"/>
    </style:style>
    <style:style style:name="T111" style:family="text">
      <style:text-properties officeooo:rsid="0118123c"/>
    </style:style>
    <style:style style:name="T112" style:family="text">
      <style:text-properties officeooo:rsid="01184010"/>
    </style:style>
    <style:style style:name="T113" style:family="text">
      <style:text-properties officeooo:rsid="0119a5d2"/>
    </style:style>
    <style:style style:name="T114" style:family="text">
      <style:text-properties officeooo:rsid="011ad460"/>
    </style:style>
    <style:style style:name="T115" style:family="text">
      <style:text-properties officeooo:rsid="01241ec9"/>
    </style:style>
    <style:style style:name="T116" style:family="text">
      <style:text-properties officeooo:rsid="0125ea1e"/>
    </style:style>
    <style:style style:name="T117" style:family="text">
      <style:text-properties officeooo:rsid="012672e1"/>
    </style:style>
    <style:style style:name="T118" style:family="text">
      <style:text-properties officeooo:rsid="01284be1"/>
    </style:style>
    <style:style style:name="T119" style:family="text">
      <style:text-properties officeooo:rsid="012ac278"/>
    </style:style>
    <style:style style:name="T120" style:family="text">
      <style:text-properties officeooo:rsid="012b5fa7"/>
    </style:style>
    <style:style style:name="T121" style:family="text">
      <style:text-properties officeooo:rsid="012d4677"/>
    </style:style>
    <style:style style:name="T122" style:family="text">
      <style:text-properties officeooo:rsid="012d8265"/>
    </style:style>
    <style:style style:name="T123" style:family="text">
      <style:text-properties officeooo:rsid="0131369a"/>
    </style:style>
    <style:style style:name="T124" style:family="text">
      <style:text-properties officeooo:rsid="01317c96"/>
    </style:style>
    <style:style style:name="T125" style:family="text">
      <style:text-properties officeooo:rsid="0132c2d6"/>
    </style:style>
    <style:style style:name="T126" style:family="text">
      <style:text-properties officeooo:rsid="0133c6d2"/>
    </style:style>
    <style:style style:name="T127" style:family="text">
      <style:text-properties officeooo:rsid="01379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 <text:span text:style-name="T60">Semanticki web zavisni od postojanja otvorenih standarda I standarda za razmenu medusobno povezanih p</text:span><text:span text:style-name="T61">o</text:span><text:span text:style-name="T60">dataka I metapodataka. </text:span><text:span text:style-name="T61">Ovo je sta RDF nudi I to je razlog za njegovu standardizaciju. </text:span><text:span text:style-name="T62">Benefiti RDF su sledeci:</text:span></text:p>
      <text:p text:style-name="P46">Konzistentan framework postice deljenje metapodataka o internet resursima. <text:span text:style-name="T63">RDF standard sintakse za opisivanje I upite nad podacima, olaksava rad softvera koji koirste metapodatke. </text:span><text:span text:style-name="T64">Standarda sintaksa I mogucnost upita osposobljuje aplikacije da lakse razmenjuju inofrmacije. </text:span><text:span text:style-name="T65">Trazioci dobijaju prezicnije rezultate pretrage zasnovane na metapodacima koje su izvedeni BEZGVEZE. </text:span><text:span text:style-name="T66">Inteligentan softver BLABAL.</text:span></text:p>
      <text:p text:style-name="P47">Za razliku od relacionih baza podataka, RDF podaci mogu nuditi mnogo vise interesantnih informacija za entitete I njihove veze sa ostalim enittetima.</text:p>
      <text:p text:style-name="P47"/>
      <text:p text:style-name="P47">RDF ogranicenja:</text:p>
      <text:p text:style-name="P47">Sa otvorenom specifikacijom I sirokom primenom, RDF je uspesan standard za izdavanje podataka semantickog weba I sklapanja semantickih informacija. RDF ima neka ogranicenja od kojih je uzrok njegova popularnost. <text:span text:style-name="T67">Slede neke od poteskoca pri koriscenju RDF:</text:span></text:p>
      <text:p text:style-name="P48">ZANEMARI. <text:span text:style-name="T68">NEPOTREBNO.</text:span></text:p>
      <text:p text:style-name="P48"/>
      <text:p text:style-name="P48">Resource Description Framework (RDF) <text:span text:style-name="T69">je World Wide Web Consortium </text:span>(W3C) <text:span text:style-name="T69">standard prvobitno dizajniran kao model podataka za metapodatke, da bi se danas koristio kao opsti metod za opis I razmenu podataka </text:span><text:span text:style-name="T70">smatranih grafom. </text:span><text:span text:style-name="T71">RDF nudi raznovrsnu sintaksun notaciju I format serijalizacije podataka sa torkama, trenutno </text:span><text:span text:style-name="T72">najsire</text:span><text:span text:style-name="T71"> koriscenom notacijom.</text:span></text:p>
      <text:p text:style-name="P49">RDF je usmeren graf sacinjen of tri izraza. RDF izraz grafa je prikazan sa: 1) cvorem za subjekat, 2) linijom koja povezuje subjek sa objektom, koja je predikat, 3) cvor za objekat. <text:span text:style-name="T73">Svaki od ovik delova moze biti identifikovan sa URI. Objekat moze biti I literal vrednosti. </text:span><text:span text:style-name="T74">Ovoj jednostavan, fleksibilan model podataka ima visoke mogucnosti izrazavanja * </text:span><text:span text:style-name="T75">slozene</text:span><text:span text:style-name="T74"> situacija, odnosa, I ostalih pojmova od interesa.</text:span></text:p>
      <text:p text:style-name="P48"/>
      <text:p text:style-name="P50">RDF mozel podataka je slican klasicnom konceptualnim pristupima modelovanja <text:span text:style-name="T76">(dijagram klasa ili entitet-odnos). </text:span><text:span text:style-name="T77">Osnovan je na ide</text:span><text:span text:style-name="T78">ji </text:span><text:span text:style-name="T79">gradenja izraza za resurse opisivajuci ih pomocu subjekta-predikata-objekta, </text:span><text:span text:style-name="T80">zvanim trojka. </text:span><text:span text:style-name="T81">Subjekat oznacava resurs, predikat oznacava osobinu resursa, odnosno izrazava odnos izmedu subjekta I objekta.</text:span></text:p>
      <text:p text:style-name="P51"><text:soft-page-break/>Jedna od vaznih komponenti World Wide Web evolucije je mehanizam koji omogucuje automatizovanom softveru skladistenje, razmenu I pristup masinski citljivim informacijama <text:span text:style-name="T82">rasirenim </text:span><text:span text:style-name="T83">sirom</text:span><text:span text:style-name="T82"> web-a. </text:span><text:span text:style-name="T84">Kao rezultat korisnici rukuju informacijama sa vecom efikasnoscu I izvesnoscu.</text:span></text:p>
      <text:p text:style-name="P61"/>
      <text:p text:style-name="P54">Semanticka trojka:</text:p>
      <text:p text:style-name="P54"/>
      <text:p text:style-name="P54">ili RDF trojka ili jednostavno trojka, je <text:span text:style-name="T89">nerazdvojiva gradivna celina RDF modela podataka. Kao sto ime ukazuje, trojka je set tri entiteta, kojom se ukazuju na izraz o semantickim podacima u formi subjekat-preditak-objekat. </text:span><text:span text:style-name="T90">Subjekat, predikat I objekat:</text:span></text:p>
      <text:p text:style-name="P55">Ovaj format omugucuje se da se znanje prikazuje u masinski citljiv nacin. <text:span text:style-name="T91">Narocito, svaki deo RDF trojke je individulno dostupljiv ponocu jedisntvenog URI</text:span><text:span text:style-name="T92">ja</text:span><text:span text:style-name="T91">. </text:span><text:span text:style-name="T93">Koriscenjem URIa resava problem dvosmislenosti.</text:span></text:p>
      <text:p text:style-name="P55"/>
      <text:p text:style-name="P56">Identifikacija resursa:</text:p>
      <text:p text:style-name="P57">subjekat RDF izraza je ili uniform resource identifier-URI ili prazan cvor, pri cemu oba oznacavaju resurs. Resursi Identifikovani koristeci prazan cvor se nazivaju anonimni resursi. Oni nisu direktno prepoznatljivi iz RDF izraza. Predikat je URI koji takode identifikuje resurs, koji sada predstavlja odnos. Objekat je URI, prazan cvor ili literal. </text:p>
      <text:p text:style-name="P58">RDF nije ogranice za opis internet resursa. </text:p>
      <text:p text:style-name="P58"/>
      <text:p text:style-name="P58">Implementation of <text:span text:style-name="T94">scopes</text:span> does not necessarily require fully reified statements. </text:p>
      <text:p text:style-name="P58">Some implementations allow a single scope identifier to be associated with a </text:p>
      <text:p text:style-name="P58">statement that has not been assigned a URI, itself. Likewise named graphs in </text:p>
      <text:p text:style-name="P58">which a set of triples is named by a URI can represent context without the need </text:p>
      <text:p text:style-name="P58">to reify the triples.</text:p>
      <text:p text:style-name="P58"/>
      <text:p text:style-name="P58"><text:a xlink:type="simple" xlink:href="https://en.wikipedia.org/wiki/Triplestore" text:style-name="Internet_20_link" text:visited-style-name="Visited_20_Internet_20_Link">https://en.wikipedia.org/wiki/Triplestore</text:a></text:p>
      <text:p text:style-name="P58"/>
      <text:p text:style-name="P62">Triplestore ili RDF skladiste je baza podataka namenjena za skladistenje I izvlacenje trojki koristeci upite. Trojka je entitet podatka sacinjen od subjekta-predikata-objekta. </text:p>
      <text:p text:style-name="P63">Poput relacionih baza podataka, informacije u triplestoru su skladistene I dobijane pomocu upitnog jezika. Za razliku od relacionih baza podataka, triplestore je optimizovan za cuvanje I izvlacenje trojki. <text:span text:style-name="T98">Dodatno upitima, trojke obicno mogu biti uvezene I izvezene koristeci Resource Description Framework (RDF) I ostale formate.</text:span></text:p>
      <text:p text:style-name="P63"/>
      <text:p text:style-name="P64">Implementacija:</text:p>
      <text:p text:style-name="P65">Neki triplestores su engines baze podataka gradene od nule, dok su drugi gradeni nadogradnjom postojucih postojucih engina relacionih baza podataka. </text:p>
      <text:p text:style-name="P65">A difficulty with implementing triplestores over SQL is that although "triples" may thus be "stored", implementing efficient querying of a graph-based RDF model (such as mapping from SPARQL) onto SQL queries is difficult.</text:p>
      <text:p text:style-name="P65"/>
      <text:p text:style-name="P52">Adding a name to the triple makes a "quad store" or named graph.</text:p>
      <text:p text:style-name="P53"><text:span text:style-name="T85">Graf baza podataka ima generalizovaniju strukturu od triplestora, koristeci strukturu grafa sa cvorevima, izicama, I svojstvima za predstavljanje I cuvanje podataka. </text:span><text:span text:style-name="T86">Graf baze podataka susedstvo bez indeksa, odnosno svaki element sadrzi direktni pokazivac ka svom susednim elementima. </text:span><text:span text:style-name="T87">Opste graf baze podataka koje mogu sacuvati bilo koji graf su razlicite od specijizovanih graf baza podataka poput triplestorova.</text:span></text:p>
      <text:p text:style-name="P64"/>
      <text:p text:style-name="P58"><text:a xlink:type="simple" xlink:href="https://sparql-playground.sib.swiss/faq" text:style-name="Internet_20_link" text:visited-style-name="Visited_20_Internet_20_Link">https://sparql-playground.sib.swiss/faq</text:a></text:p>
      <text:p text:style-name="P58"><text:a xlink:type="simple" xlink:href="https://gist.github.com/yayamamo/8052bd4620c1c58adff8" text:style-name="Internet_20_link" text:visited-style-name="Visited_20_Internet_20_Link">https://gist.github.com/yayamamo/8052bd4620c1c58adff8</text:a></text:p>
      <text:p text:style-name="P67"><text:soft-page-break/><text:a xlink:type="simple" xlink:href="https://comunica.dev/docs/query/getting_started/query_app/" text:style-name="Internet_20_link" text:visited-style-name="Visited_20_Internet_20_Link">https://comunica.dev/docs/query/getting_started/query_app/</text:a></text:p>
      <text:p text:style-name="P59"><text:a xlink:type="simple" xlink:href="https://comunica.dev/docs/query/advanced/rdfjs_querying/" text:style-name="Internet_20_link" text:visited-style-name="Visited_20_Internet_20_Link">https://comunica.dev/docs/query/advanced/rdfjs_querying/</text:a></text:p>
      <text:p text:style-name="P60"><text:a xlink:type="simple" xlink:href="https://www.w3.org/TR/rdf-syntax-grammar/#section-Syntax-ID-xml-base" text:style-name="Internet_20_link" text:visited-style-name="Visited_20_Internet_20_Link">https://www.w3.org/TR/rdf-syntax-grammar/</text:a></text:p>
      <text:p text:style-name="P59"><text:a xlink:type="simple" xlink:href="https://www.w3.org/TR/xmlbase/" text:style-name="Internet_20_link" text:visited-style-name="Visited_20_Internet_20_Link">https://www.w3.org/TR/xmlbase/</text:a></text:p>
      <text:p text:style-name="P59"/>
      <text:p text:style-name="P59"><text:a xlink:type="simple" xlink:href="https://rdf.js.org/data-model-spec/" text:style-name="Internet_20_link" text:visited-style-name="Visited_20_Internet_20_Link">https://rdf.js.org/data-model-spec/</text:a></text:p>
      <text:p text:style-name="P68">Ovaj dokument pruza specifikaciju interfejsa koji definise, reprezentuje RDF podatke nezavisne od izabranog formata za serijalizaciju, u JavaScript okruzenju. RDF JavaScript library developers su kreirali ovaj interfejs sa ciljem da postojuce I buduce biblioteke rade medusobno. Ova definicija nastoji da obezbedi min<text:span text:style-name="T99">i</text:span>malni potreb<text:span text:style-name="T99">an </text:span>interfejs cijim koriscenjem ce se <text:span text:style-name="T99">omoguciti rad izmedu bilioteka poput serijalizacije, parsiranja, pristupa I manipulisanja podacima.</text:span></text:p>
      <text:p text:style-name="P59"/>
      <text:p text:style-name="P69">Dizajnerski elementi I principi:</text:p>
      <text:p text:style-name="P70">Interfejsom podataka su predstavljeni quad-ovi, imenovani cvorevi, <text:span text:style-name="T100">prazni cvorevi, promenljive I literali. </text:span><text:span text:style-name="T102">Ne treba biti razlike izmedu i</text:span><text:span text:style-name="T101">nstanc</text:span><text:span text:style-name="T102">i</text:span><text:span text:style-name="T101"> interfejsa kreiran</text:span><text:span text:style-name="T102">ih</text:span><text:span text:style-name="T101"> razlicitim bibliotekama. </text:span><text:span text:style-name="T102">Interfejsi ne zadaju kako su instance sacuvane u memoriji. Interfejsi zahtevaju predefinisane metode poput .equals(). Od interfejsa se ne ocekuje da otkrivaju unutrasnje objekte, ili da vracaju isti objekat pri uzastopnim pozivima metoda. </text:span></text:p>
      <text:p text:style-name="P67"/>
      <text:p text:style-name="P67"><text:a xlink:type="simple" xlink:href="https://rdf.js.org/dataset-spec/" text:style-name="Internet_20_link" text:visited-style-name="Visited_20_Internet_20_Link">https://rdf.js.org/dataset-spec/</text:a></text:p>
      <text:p text:style-name="P71">Specifikacija skupa podataka:</text:p>
      <text:p text:style-name="P72">Specifikacija je objavljena od strane RDF JavaScript Libraries Community Group. Specifikacijom je pruzen nacin skladistenja vise quad-ova. Poput “RDF/JS: Data model specification”, ovo je takode specifikacija niskog levela koja pruza samo najvaznije metode za rad sa vise quad-ova. Interfejsi visokog nivoa koij rade sa quad-oivma mogu I trebalo bi da koriste biblioteke koje implementiraju ovaj interfejs. <text:span text:style-name="T103">Metode niskog nivoa koriste neophodne parametre koji </text:span><text:span text:style-name="T104">se ne mogu zanemariti</text:span><text:span text:style-name="T103">. </text:span><text:span text:style-name="T105">Sama specifikacija se sastoji od osnovnih metoda na osnovu kojih su sve ostale funkcije definisane.</text:span></text:p>
      <text:p text:style-name="P72"/>
      <text:p text:style-name="P72"><text:a xlink:type="simple" xlink:href="https://rdf.js.org/stream-spec/" text:style-name="Internet_20_link" text:visited-style-name="Visited_20_Internet_20_Link">https://rdf.js.org/stream-spec/</text:a></text:p>
      <text:p text:style-name="P72">Stream interf<text:span text:style-name="T106">ejsi:</text:span></text:p>
      <text:p text:style-name="P73">Ovaj dokumenat prikazuje specifikaciju interfejsa niskog nivoa. RDF JavaScript library developers su definisali ovaj interfejs sa ciljem da omoguce rad izmedu postojucih I buducih <text:span text:style-name="T107">biblioteka. </text:span><text:span text:style-name="T108">Ova definicija tezi da ponudi minimalni potrebni interfejs za omogucivanje cilja (interoperability) biblioteka, poput serijalizatora, parsera, visokog nivoa pristupa I manipulacije.</text:span></text:p>
      <text:p text:style-name="P73"/>
      <text:p text:style-name="P73"><text:a xlink:type="simple" xlink:href="https://rdf.js.org/query-spec/" text:style-name="Internet_20_link" text:visited-style-name="Visited_20_Internet_20_Link">https://rdf.js.org/query-spec/</text:a></text:p>
      <text:p text:style-name="P74"><text:span text:style-name="T109">Specifikacija</text:span> upita:</text:p>
      <text:p text:style-name="P75">specifikacija pruza nacin na koji se vrse upiti nad RDF quad-ovima u JavaScript-u. <text:span text:style-name="T110">Sadrzi interfejs visokog nivoa za biblioteke </text:span><text:span text:style-name="T111">koje zele da omoguciti mogucnosti upita, I interfejs niskog nivoa za rad upitnog engine komponenti. </text:span><text:span text:style-name="T112">Specifikacija je objavljena od RDF JavaScript Libraries Community Group. </text:span><text:span text:style-name="T113">Dokument prikazuje specifikaciju interfejsa za RDF upitne engine u JavaScript okruzenju.</text:span></text:p>
      <text:p text:style-name="P76">Ovi interfejski mogu biti implementirani od strane SPARQL upitnih engine-a. <text:span text:style-name="T114">Ovi interfejski garantuju da su rezultati ocekivanog tipa, definisani SPARQL specifikacijom.</text:span></text:p>
      <text:p text:style-name="P76"/>
      <text:p text:style-name="P76"><text:a xlink:type="simple" xlink:href="https://github.com/belayeng/quadstore" text:style-name="Internet_20_link" text:visited-style-name="Visited_20_Internet_20_Link">https://github.com/belayeng/quadstore</text:a></text:p>
      <text:p text:style-name="P90">QUADSTORE</text:p>
      <text:p text:style-name="P77">Quadstore je LevelDB podrzan, RDF graf baza podataka za Ja<text:span text:style-name="T115">vaScript okruzenja (pretraziva, Node.js, Denom, …), namenjenom za Quad-ove I upite nad oznacenim grafoivma, RDF/JS interfejsima I SPARQL upitima.</text:span></text:p>
      <text:p text:style-name="P78">Upotreba:</text:p>
      <text:p text:style-name="P79"/>
      <text:p text:style-name="P80"><text:soft-page-break/>Quadstore moze raditi sa bilo kojim skladistem pod uslovom da ono implementira AbstractLevel interfejs. <text:span text:style-name="T116">Ovde je koriscen classic-level za perzistentno skladistenje podataka, koristevi LevelDB.</text:span></text:p>
      <text:p text:style-name="P81"><text:span text:style-name="T117">Pristup backend-u:</text:span></text:p>
      <text:p text:style-name="P81"><text:span text:style-name="T95">Backend-u quadstora se moze pristupiti sa db propertijem</text:span><text:span text:style-name="T117">, sa ciljem izvrsavanja dodatnih operacija sladistenja </text:span><text:span text:style-name="T95">nezavosno</text:span><text:span text:style-name="T117"> od qvadova.</text:span></text:p>
      <text:p text:style-name="P82">Quadstore klasa: <text:span text:style-name="T118">Instanci nove klase se mogu proslediti sledeci argumenti:</text:span></text:p>
      <text:p text:style-name="P82">opts.backend – <text:span text:style-name="T119">je instanca leveldb backend-a.</text:span></text:p>
      <text:p text:style-name="P83"><text:span text:style-name="T120">opts.</text:span>dataFactory – <text:span text:style-name="T120">opcija mora biti implementacija RDF/JS DataFactory interfejsa.</text:span></text:p>
      <text:p text:style-name="P83"/>
      <text:p text:style-name="P85"><text:span text:style-name="T121">Quadstore metode: get(), put(), </text:span>multiPut(), del(), multiDel(), patch(), multiPatch(), getStream()</text:p>
      <text:p text:style-name="P85">, putStream(), delStream() <text:span text:style-name="T122">su osnovne metode za dodavanje, menjanje, pristup I brisanje pojedinacnog quad-a, niza quad-ova ili quadstream-a.</text:span></text:p>
      <text:p text:style-name="P85"/>
      <text:p text:style-name="P86">SPARQL upiti se mogu izvrsini nad instancom quadstore-a, koristeci query engine sa mogucnoscu upita nad RDF/JS izvorom podataka.</text:p>
      <text:p text:style-name="P87">Primer takvog engine-a je quadstore-comunica, engine napravljen kao prilagodena distribucija I konfiguracija Comunica, koja implementira RDF/JS specifikaciju upita.</text:p>
      <text:p text:style-name="P88">Comunica <text:span text:style-name="T123">je framework za upite nad grafovima. </text:span><text:span text:style-name="T124">Q</text:span><text:span text:style-name="T123">uery engines </text:span><text:span text:style-name="T124">se mogu kreirati koristeci Comunica kao meta query </text:span>engine, <text:span text:style-name="T125">jer </text:span><text:span text:style-name="T124">Comunica </text:span><text:span text:style-name="T125">pruza set modula koji se mogu fleksibilno poovezati I konfigurisati po potrebi. Glavni cilj joj je izvrsavanje SPARQL upita nad jednim ili vise interfejsa.</text:span></text:p>
      <text:p text:style-name="P85"/>
      <text:p text:style-name="P85"><text:span text:style-name="T97">q</text:span><text:span text:style-name="T94">uadstore-comunica</text:span>:</text:p>
      <text:p text:style-name="P89">SPARQL query engine za quadstore napravljena na Comunica framework I implementira RDF/JS Query specification. </text:p>
      <text:p text:style-name="P89">SPARQL upitni <text:span text:style-name="T94">alat</text:span><text:span text:style-name="T85">, </text:span><text:span text:style-name="T88">zasnovan na Comunica I optimizovan za rad sa quadstore.</text:span></text:p>
      <text:p text:style-name="P85"/>
      <text:p text:style-name="P85"><text:span text:style-name="T94">Comunica</text:span> <text:span text:style-name="T127">(bas bas Comunica): graph querying framework for </text:span>JavaScript</text:p>
      <text:p text:style-name="P91"/>
      <text:p text:style-name="P85"><text:span text:style-name="T94">rdf-data-factory</text:span>: </text:p>
      <text:p text:style-name="P91">bilioteka sadrzi implementaciju RDF/JS Data madela.</text:p>
      <text:p text:style-name="P84"/>
      <text:p text:style-name="P76"/>
      <text:p text:style-name="P76"/>
      <text:p text:style-name="P66"/>
      <text:p text:style-name="P66"/>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24T13:58:12.889265541</dc:date>
    <meta:editing-duration>P3DT14H11M28S</meta:editing-duration>
    <meta:editing-cycles>214</meta:editing-cycles>
    <meta:document-statistic meta:table-count="0" meta:image-count="0" meta:object-count="0" meta:page-count="8" meta:paragraph-count="156" meta:word-count="3372" meta:character-count="24653" meta:non-whitespace-character-count="21400"/>
  </office:meta>
</office:document-meta>
</file>